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efd7f" officeooo:paragraph-rsid="000efd7f"/>
    </style:style>
    <style:style style:name="P2" style:family="paragraph" style:parent-style-name="Text_20_body">
      <style:text-properties officeooo:rsid="000fc32c" officeooo:paragraph-rsid="000fc32c"/>
    </style:style>
    <style:style style:name="P3" style:family="paragraph" style:parent-style-name="Text_20_body">
      <style:text-properties officeooo:rsid="00115e8c" officeooo:paragraph-rsid="00115e8c"/>
    </style:style>
    <style:style style:name="P4" style:family="paragraph" style:parent-style-name="Text_20_body">
      <style:text-properties officeooo:rsid="00199a50" officeooo:paragraph-rsid="00199a50"/>
    </style:style>
    <style:style style:name="P5" style:family="paragraph" style:parent-style-name="Title">
      <style:text-properties officeooo:rsid="0007f219" officeooo:paragraph-rsid="0007f219"/>
    </style:style>
    <style:style style:name="P6" style:family="paragraph" style:parent-style-name="Table_20_Contents">
      <style:text-properties officeooo:rsid="0036a76d" officeooo:paragraph-rsid="0036a76d"/>
    </style:style>
    <style:style style:name="P7" style:family="paragraph" style:parent-style-name="Table_20_Contents">
      <style:text-properties officeooo:rsid="0036ccc3" officeooo:paragraph-rsid="0036ccc3"/>
    </style:style>
    <style:style style:name="P8" style:family="paragraph" style:parent-style-name="Table_20_Contents">
      <style:text-properties officeooo:rsid="0037e208" officeooo:paragraph-rsid="0037e208"/>
    </style:style>
    <style:style style:name="P9" style:family="paragraph" style:parent-style-name="Text_20_body" style:list-style-name="L1">
      <style:text-properties officeooo:rsid="000fc32c" officeooo:paragraph-rsid="000fc32c"/>
    </style:style>
    <style:style style:name="P10" style:family="paragraph" style:parent-style-name="Text_20_body" style:list-style-name="L1">
      <style:text-properties officeooo:rsid="00199a50" officeooo:paragraph-rsid="00199a50"/>
    </style:style>
    <style:style style:name="P11" style:family="paragraph" style:parent-style-name="Text_20_body" style:list-style-name="L1">
      <style:text-properties officeooo:rsid="00199a50" officeooo:paragraph-rsid="002eec9b"/>
    </style:style>
    <style:style style:name="T1" style:family="text">
      <style:text-properties officeooo:rsid="001a2599"/>
    </style:style>
    <style:style style:name="T2" style:family="text">
      <style:text-properties officeooo:rsid="001b90d5"/>
    </style:style>
    <style:style style:name="T3" style:family="text">
      <style:text-properties officeooo:rsid="001de5a7"/>
    </style:style>
    <style:style style:name="T4" style:family="text">
      <style:text-properties officeooo:rsid="001f3afc"/>
    </style:style>
    <style:style style:name="T5" style:family="text">
      <style:text-properties officeooo:rsid="0020bca9"/>
    </style:style>
    <style:style style:name="T6" style:family="text">
      <style:text-properties officeooo:rsid="0023690c"/>
    </style:style>
    <style:style style:name="T7" style:family="text">
      <style:text-properties fo:font-weight="bold" officeooo:rsid="0023690c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yecto Sis-Con</text:p>
      <text:p text:style-name="Subtitle">Sistemas Contables</text:p>
      <text:h text:style-name="Heading_20_1" text:outline-level="1">La base de datos</text:h>
      <text:p text:style-name="P1">Tabla Cuentas Principales: </text:p>
      <text:p text:style-name="P2">Campos: </text:p>
      <text:list xml:id="list54103381227026238" text:style-name="L1">
        <text:list-item>
          <text:p text:style-name="P9">id: <text:span text:style-name="T2">serial (auto increment), primary key, es el identificador y es un numero entero</text:span></text:p>
        </text:list-item>
        <text:list-item>
          <text:p text:style-name="P9">nombre: <text:span text:style-name="T3">este es el nombre que la cuenta tiene en el catálogo</text:span></text:p>
        </text:list-item>
        <text:list-item>
          <text:p text:style-name="P10">descripcion: <text:span text:style-name="T4">(opcional) en este campo puede colocarse una descripcion de lo que es la cuenta</text:span></text:p>
        </text:list-item>
        <text:list-item>
          <text:p text:style-name="P10">codigo: <text:span text:style-name="T5">este es el codigo con formato “##”, “####”, “######”, o más numeros, según lo que establece el catalogo</text:span></text:p>
        </text:list-item>
        <text:list-item>
          <text:p text:style-name="P11">saldo: <text:span text:style-name="T6">(boolean) </text:span><text:span text:style-name="T7">true</text:span><text:span text:style-name="T6"> significa </text:span><text:span text:style-name="T7">saldo deudor</text:span><text:span text:style-name="T6">, y </text:span><text:span text:style-name="T7">false</text:span><text:span text:style-name="T6"> significa </text:span><text:span text:style-name="T7">saldo acreedor</text:span><text:span text:style-name="T6">. Las subcuentas tendrán por defecto saldo = true, sin embargo si la cuenta es saldo R (saldo contrario a la cuenta que pertenecen) entonces, saldo = false. </text:span></text:p>
          <text:p text:style-name="P11"><text:span text:style-name="T6"><text:s/>para subcuentas, se usará el operador lógico </text:span><text:span text:style-name="T7">not</text:span><text:span text:style-name="T6"> para obtener el tipo de saldo final. </text:span></text:p>
        </text:list-item>
        <text:list-item>
          <text:p text:style-name="P10">id_<text:span text:style-name="T1">superior: es el id de la cuenta superior, cuenta a la que pertenece, si es &lt; 1 o es null, se asume que es cuenta principal. </text:span></text:p>
        </text:list-item>
      </text:list>
      <text:p text:style-name="P4"/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SV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SV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20:50:36.500332576</meta:creation-date>
    <meta:generator>LibreOffice/5.2.7.2$Linux_X86_64 LibreOffice_project/20m0$Build-2</meta:generator>
    <dc:date>2017-12-26T12:06:13.754881376</dc:date>
    <meta:editing-duration>PT48M6S</meta:editing-duration>
    <meta:editing-cycles>44</meta:editing-cycles>
    <meta:document-statistic meta:table-count="0" meta:image-count="0" meta:object-count="0" meta:page-count="1" meta:paragraph-count="12" meta:word-count="158" meta:character-count="887" meta:non-whitespace-character-count="742"/>
  </office:meta>
</office:document-meta>
</file>